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5cm" svg:y="0cm"/>
          <draw:glue-point draw:id="6" svg:x="0cm" svg:y="0cm"/>
          <draw:line draw:style-name="gr1" draw:layer="layout" svg:x1="0cm" svg:y1="1cm" svg:x2="1.25cm" svg:y2="1cm">
            <text:p/>
          </draw:line>
          <draw:line draw:style-name="gr1" draw:layer="layout" svg:x1="1.25cm" svg:y1="0.5cm" svg:x2="1.25cm" svg:y2="1.5cm">
            <text:p/>
          </draw:line>
          <draw:line draw:style-name="gr1" draw:layer="layout" svg:x1="1.75cm" svg:y1="0cm" svg:x2="1.75cm" svg:y2="2cm">
            <text:p/>
          </draw:line>
          <draw:line draw:style-name="gr1" draw:layer="layout" svg:x1="2cm" svg:y1="0.5cm" svg:x2="2.5cm" svg:y2="0.5cm">
            <text:p/>
          </draw:line>
          <draw:line draw:style-name="gr1" draw:layer="layout" svg:x1="2.25cm" svg:y1="0.75cm" svg:x2="2.25cm" svg:y2="0.25cm">
            <text:p/>
          </draw:line>
          <draw:line draw:style-name="gr1" draw:layer="layout" svg:x1="1.75cm" svg:y1="1cm" svg:x2="3cm" svg:y2="1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rcuit - Horizontal Powersource (European)</dc:title>
    <meta:creation-date>2011-02-07T17:03:14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